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60000006408DD25EF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1" svg:font-family="'Times New Roman'" style:font-family-generic="roman"/>
    <style:font-face style:name="Bookman Old Style" svg:font-family="'Bookman Old Style'" style:font-family-generic="roman" style:font-pitch="variable"/>
    <style:font-face style:name="Century Schoolbook" svg:font-family="'Century Schoolboo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Franklin Gothic Heavy" svg:font-family="'Franklin Gothic Heavy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OfficerTable" style:family="table">
      <style:table-properties style:width="6.5243in" fo:margin-left="0.4799in" fo:margin-right="-0.0042in" table:align="margins" style:writing-mode="lr-tb"/>
    </style:style>
    <style:style style:name="OfficerTable.A" style:family="table-column">
      <style:table-column-properties style:column-width="2.7118in" style:rel-column-width="27238*"/>
    </style:style>
    <style:style style:name="OfficerTable.B" style:family="table-column">
      <style:table-column-properties style:column-width="3.8125in" style:rel-column-width="38297*"/>
    </style:style>
    <style:style style:name="OfficerTable.A1" style:family="table-cell">
      <style:table-cell-properties fo:padding="0.0382in" fo:border="none"/>
    </style:style>
    <style:style style:name="P1" style:family="paragraph" style:parent-style-name="Header">
      <style:text-properties fo:language="zxx" fo:country="none" style:language-asian="zxx" style:country-asian="none"/>
    </style:style>
    <style:style style:name="P2" style:family="paragraph" style:parent-style-name="Normal_20__28_Web_29_">
      <style:paragraph-properties fo:margin-left="0.5in" fo:margin-right="0.5in" fo:margin-top="0.1945in" fo:margin-bottom="0in" fo:line-height="100%" fo:text-align="center" style:justify-single-word="false" fo:text-indent="0in" style:auto-text-indent="false"/>
      <style:text-properties style:font-name="Franklin Gothic Demi" fo:font-size="13.5pt" style:font-size-asian="13.5pt" style:font-size-complex="13.5pt"/>
    </style:style>
    <style:style style:name="P3" style:family="paragraph" style:parent-style-name="Normal_20__28_Web_29_">
      <style:paragraph-properties fo:margin-left="0.5in" fo:margin-right="0.5in" fo:margin-top="0.1945in" fo:margin-bottom="0in" fo:line-height="100%" fo:text-align="center" style:justify-single-word="false" fo:text-indent="0in" style:auto-text-indent="false"/>
      <style:text-properties style:font-name="Bookman Old Style" fo:font-size="11pt" style:font-size-asian="11pt" style:font-size-complex="11pt"/>
    </style:style>
    <style:style style:name="P4" style:family="paragraph" style:parent-style-name="Table_20_Contents">
      <style:paragraph-properties fo:margin-left="0.0453in" fo:margin-right="0.0453in" fo:margin-top="0in" fo:margin-bottom="0in" fo:line-height="105%" fo:text-indent="0in" style:auto-text-indent="false"/>
      <style:text-properties style:font-name="Bookman Old Style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able_20_Contents">
      <style:paragraph-properties fo:margin-left="0.0453in" fo:margin-right="0.0453in" fo:margin-top="0in" fo:margin-bottom="0in" fo:line-height="105%" fo:text-indent="0in" style:auto-text-indent="false"/>
      <style:text-properties style:font-name="Bookman Old Style"/>
    </style:style>
    <style:style style:name="P6" style:family="paragraph" style:parent-style-name="Standard">
      <style:paragraph-properties fo:margin-top="0in" fo:margin-bottom="0.25in" fo:line-height="50%" fo:text-align="center" style:justify-single-word="false" fo:background-color="transparent">
        <style:background-image/>
      </style:paragraph-properties>
      <style:text-properties style:font-name="Franklin Gothic Heavy" fo:font-size="18pt" style:font-size-asian="18pt" style:font-size-complex="18pt"/>
    </style:style>
    <style:style style:name="P7" style:family="paragraph" style:parent-style-name="Standard">
      <style:paragraph-properties fo:margin-top="0in" fo:margin-bottom="0in" fo:background-color="transparent">
        <style:background-image/>
      </style:paragraph-properties>
      <style:text-properties style:font-name="Franklin Gothic Heavy" fo:font-size="18pt" fo:language="zxx" fo:country="none" style:font-size-asian="18pt" style:language-asian="zxx" style:country-asian="none" style:font-size-complex="18pt"/>
    </style:style>
    <style:style style:name="P8" style:family="paragraph" style:parent-style-name="Standard">
      <style:paragraph-properties fo:margin-top="0in" fo:margin-bottom="0in" fo:background-color="transparent">
        <style:background-image/>
      </style:paragraph-properties>
      <style:text-properties style:font-name="Franklin Gothic Heavy" fo:font-size="18pt" style:font-size-asian="18pt" style:font-size-complex="18pt"/>
    </style:style>
    <style:style style:name="P9" style:family="paragraph" style:parent-style-name="Normal_20__28_Web_29_">
      <style:paragraph-properties fo:margin-left="2.1909in" fo:margin-right="0.1909in" fo:margin-top="0.45in" fo:margin-bottom="0in" fo:text-indent="0in" style:auto-text-indent="false">
        <style:tab-stops>
          <style:tab-stop style:position="5.1252in"/>
        </style:tab-stops>
      </style:paragraph-properties>
      <style:text-properties style:font-name="Bookman Old Style" fo:font-size="11pt" style:font-size-asian="11pt" style:font-size-complex="11pt"/>
    </style:style>
    <style:style style:name="P10" style:family="paragraph" style:parent-style-name="Standard">
      <style:paragraph-properties fo:margin-top="0in" fo:margin-bottom="0in" fo:line-height="100%" fo:text-align="start" style:justify-single-word="false" fo:background-color="transparent" style:text-autospace="none">
        <style:background-image/>
      </style:paragraph-properties>
      <style:text-properties style:font-name="Century Schoolbook" fo:font-size="12pt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margin-top="0in" fo:margin-bottom="0in" fo:line-height="100%" fo:text-align="start" style:justify-single-word="false" fo:break-before="page" fo:background-color="transparent" style:text-autospace="none">
        <style:background-image/>
      </style:paragraph-properties>
      <style:text-properties style:font-name="Century Schoolbook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margin-top="0in" fo:margin-bottom="0in" fo:line-height="100%" fo:text-align="start" style:justify-single-word="false" style:text-autospace="none"/>
      <style:text-properties style:font-name="Century Schoolbook" fo:font-size="12pt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margin-top="0in" fo:margin-bottom="0in" fo:line-height="100%" fo:text-align="start" style:justify-single-word="false" style:text-autospace="none"/>
      <style:text-properties style:font-name="Century Schoolbook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Century Schoolbook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15" style:family="paragraph" style:parent-style-name="Standard">
      <style:paragraph-properties fo:line-height="100%" fo:text-align="start" style:justify-single-word="false" style:text-autospace="none"/>
      <style:text-properties style:font-name="Century Schoolbook" fo:font-size="12pt" style:font-name-asian="Times New Roman1" style:font-size-asian="12pt" style:font-name-complex="Times New Roman1" style:font-size-complex="12pt"/>
    </style:style>
    <style:style style:name="P16" style:family="paragraph" style:parent-style-name="Standard">
      <style:paragraph-properties fo:margin-left="0.1665in" fo:margin-right="0in" fo:margin-top="0in" fo:margin-bottom="0.0799in" fo:text-align="start" style:justify-single-word="false" fo:text-indent="-0.1665in" style:auto-text-indent="false" style:text-autospace="none">
        <style:tab-stops/>
      </style:paragraph-properties>
      <style:text-properties style:font-name="Century Schoolbook" fo:font-size="12pt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fo:margin-top="0in" fo:margin-bottom="0.0799in" fo:text-align="start" style:justify-single-word="false" style:text-autospace="none"/>
      <style:text-properties style:font-name="Century Schoolbook" fo:font-size="12pt" style:font-name-asian="Times New Roman1" style:font-size-asian="12pt" style:font-name-complex="Times New Roman1" style:font-size-complex="12pt"/>
    </style:style>
    <style:style style:name="P18" style:family="paragraph" style:parent-style-name="Standard">
      <style:paragraph-properties fo:margin-top="0.0799in" fo:margin-bottom="0in" fo:line-height="100%" fo:text-align="start" style:justify-single-word="false" style:text-autospace="none"/>
      <style:text-properties style:font-name="Century Schoolbook" fo:font-size="12pt" style:font-name-asian="Times New Roman1" style:font-size-asian="12pt" style:font-name-complex="Times New Roman1" style:font-size-complex="12pt"/>
    </style:style>
    <style:style style:name="P19" style:family="paragraph" style:parent-style-name="Standard" style:master-page-name="Standard">
      <style:paragraph-properties fo:text-align="center" style:justify-single-word="false" style:page-number="auto" style:text-autospace="none"/>
      <style:text-properties style:font-name="Arial Black" fo:font-size="18pt" fo:font-weight="normal" style:font-name-asian="Times New Roman1" style:font-size-asian="18pt" style:font-weight-asian="normal" style:font-name-complex="Times New Roman1" style:font-size-complex="1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tatement of Resignation of Registered Agent</text:p>
      <text:p text:style-name="P14"/>
      <text:p text:style-name="P16">1. This change affects only the entities on the attached list.</text:p>
      <text:p text:style-name="P16">2. I, WyomingRegisteredAgent.com, Inc., hereby resign my agency appointment as the registered agent for the entities listed on the attached list.</text:p>
      <text:p text:style-name="P16">3. I hereby certify that notice of my resignation was sent on [onshow.notice_date] to an officer or controlling member of the business entities to its last known address thirty (30) days prior to the filing of this statement with the Wyoming Secretary of State.</text:p>
      <text:p text:style-name="P16">4. The resignation is effective immediately upon filing of this statement with the Wyoming Secretary of State.</text:p>
      <text:p text:style-name="P16">5. If the registered office address is currently on file as the mailing and/or principal office address, a separate notice must be provided to change the mailing and/or principal office address to the last known address.</text:p>
      <text:p text:style-name="P17"/>
      <text:p text:style-name="P12"><text:span text:style-name="T1">Signature: __________________________________________<text:tab/></text:span><text:span text:style-name="T2">Date: </text:span><text:span text:style-name="T2"><text:date style:data-style-name="N36" text:date-value="2011-05-23T23:07:17.16">05/23/2011</text:date></text:span></text:p>
      <text:p text:style-name="P13"><text:tab/><text:tab/>(Shall be executed by the registered agent.)</text:p>
      <text:p text:style-name="P18"/>
      <text:p text:style-name="P18">Print Name: Keith T. Vogt</text:p>
      <text:p text:style-name="P15">Title: President</text:p>
      <text:p text:style-name="P12">Contact Person: Keith Vogt</text:p>
      <text:p text:style-name="P10">Daytime Phone Number: 307-637-5151</text:p>
      <text:p text:style-name="P11"/>
      <text:p text:style-name="P3"/>
      <table:table table:name="OfficerTable" table:style-name="OfficerTable">
        <table:table-column table:style-name="OfficerTable.A"/>
        <table:table-column table:style-name="OfficerTable.B"/>
        <table:table-header-rows>
          <table:table-row>
            <table:table-cell table:style-name="OfficerTable.A1" office:value-type="string">
              <text:p text:style-name="P4">Name</text:p>
            </table:table-cell>
            <table:table-cell table:style-name="OfficerTable.A1" office:value-type="string">
              <text:p text:style-name="P4">Address</text:p>
            </table:table-cell>
          </table:table-row>
        </table:table-header-rows>
        <table:table-row>
          <table:table-cell table:style-name="OfficerTable.A1" office:value-type="string">
            <text:p text:style-name="P5">[a.name;block=table:table-row]</text:p>
          </table:table-cell>
          <table:table-cell table:style-name="OfficerTable.A1" office:value-type="string">
            <text:p text:style-name="P5">[a.address]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2" svg:font-family="Tahoma"/>
    <style:font-face style:name="Times New Roman1" svg:font-family="'Times New Roman'" style:font-family-generic="roman"/>
    <style:font-face style:name="Bookman Old Style" svg:font-family="'Bookman Old Style'" style:font-family-generic="roman" style:font-pitch="variable"/>
    <style:font-face style:name="Century Schoolbook" svg:font-family="'Century Schoolboo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Franklin Gothic Heavy" svg:font-family="'Franklin Gothic Heavy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fo:margin-top="0in" fo:margin-bottom="0in" fo:line-height="100%"/>
    </style:style>
    <style:style style:name="Footer" style:family="paragraph" style:parent-style-name="Standard" style:class="extra">
      <style:paragraph-properties fo:margin-top="0in" fo:margin-bottom="0in" fo:line-height="100%"/>
    </style:style>
    <style:style style:name="Normal_20__28_Web_29_" style:display-name="Normal (Web)" style:family="paragraph" style:parent-style-name="Standard">
      <style:paragraph-properties fo:margin-top="0.1945in" fo:margin-bottom="0.0799in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Balloon_20_Text" style:display-name="Balloon Text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zxx" fo:country="none" style:language-asian="zxx" style:country-asian="none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5in" fo:margin-bottom="0.75in" fo:margin-left="0.75in" fo:margin-right="0.75in" fo:border="none" fo:padding="0in" style:shadow="none" fo:background-color="transparent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.1319in" fo:margin-bottom="0.9654in" fo:margin-left="0.6598in" fo:margin-right="0.6598in" fo:border="0.0701in double #000000" style:border-line-width="0.0008in 0.0346in 0.0346in" fo:padding-top="0.3055in" fo:padding-bottom="0.222in" fo:padding-left="0.278in" fo:padding-right="0.278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draw:frame draw:style-name="Mfr1" draw:name="WordPictureWatermark1038928391" text:anchor-type="char" svg:width="6.498in" svg:height="4.3319in" draw:z-index="0"><draw:image xlink:href="Pictures/1000000000000960000006408DD25EF2.jpg" xlink:type="simple" xlink:show="embed" xlink:actuate="onLoad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vogt</meta:initial-creator>
    <meta:creation-date>2010-05-16T17:53:00</meta:creation-date>
    <dc:creator>Keith Vogt</dc:creator>
    <dc:date>2011-05-23T23:07:16.94</dc:date>
    <meta:print-date>2010-05-16T18:32:41.63</meta:print-date>
    <meta:editing-cycles>13</meta:editing-cycles>
    <meta:editing-duration>PT1H1M14S</meta:editing-duration>
    <meta:generator>OpenOffice.org/3.3$Win32 OpenOffice.org_project/330m20$Build-9567</meta:generator>
    <meta:printed-by>Keith Vogt</meta:printed-by>
    <meta:document-statistic meta:table-count="1" meta:image-count="1" meta:object-count="0" meta:page-count="2" meta:paragraph-count="16" meta:word-count="165" meta:character-count="1111"/>
  </office:meta>
</office:document-meta>
</file>